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2.425cm"/>
        </style:tab-stops>
      </style:paragraph-properties>
    </style:style>
    <style:style style:name="P5" style:family="paragraph" style:parent-style-name="Heading_20_1" style:master-page-name="MP0">
      <style:paragraph-properties style:page-number="auto"/>
    </style:style>
    <style:style style:name="P6" style:family="paragraph" style:parent-style-name="Normal">
      <style:paragraph-properties fo:margin-left="0cm" fo:margin-right="0cm" fo:text-indent="0.635cm" style:auto-text-indent="false"/>
      <style:text-properties officeooo:paragraph-rsid="00099ab8"/>
    </style:style>
    <style:style style:name="P7" style:family="paragraph" style:parent-style-name="Normal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l" fo:country="GR" style:language-asian="el" style:country-asian="GR" style:language-complex="el" style:country-complex="GR"/>
    </style:style>
    <style:style style:name="T4" style:family="text">
      <style:text-properties fo:language="el" fo:country="GR" officeooo:rsid="00099ab8" style:language-asian="el" style:country-asian="GR" style:language-complex="el" style:country-complex="GR"/>
    </style:style>
    <style:style style:name="T5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6" style:family="text">
      <style:text-properties style:language-asian="el" style:country-asian="GR" style:language-complex="el" style:country-complex="GR"/>
    </style:style>
    <style:style style:name="T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" style:family="text">
      <style:text-properties officeooo:rsid="00099a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Default_20_Paragraph_20_Font">CALENI DE COMATE SEC</text:span><text:span text:style-name="Default_20_Paragraph_20_Font"><text:span text:style-name="T8">U</text:span></text:span><text:span text:style-name="Default_20_Paragraph_20_Font">ND</text:span><text:span text:style-name="Default_20_Paragraph_20_Font"><text:span text:style-name="T8">U</text:span></text:span><text:span text:style-name="Default_20_Paragraph_20_Font">M</text:span></text:h>
      <text:h text:style-name="Heading_20_1" text:outline-level="1"><text:span text:style-name="Default_20_Paragraph_20_Font">HIPPOCRATEM LIBER.</text:span></text:h>
      <text:h text:style-name="Heading_20_2" text:outline-level="2">Cap. I. </text:h>
      <text:p text:style-name="P6">Q<text:span text:style-name="T8">u</text:span>id significat comatis nomen apud Hippo-<text:line-break/>cratem? utrum delati<text:span text:style-name="Default_20_Paragraph_20_Font"><text:span text:style-name="T2">o</text:span></text:span>nem in <text:span text:style-name="Default_20_Paragraph_20_Font"><text:span text:style-name="T2">s</text:span></text:span>omnum, ut quidam interpre-<text:line-break/>tum dixerunt? an <text:span text:style-name="Default_20_Paragraph_20_Font"><text:span text:style-name="T2">s</text:span></text:span>omnum ip<text:span text:style-name="Default_20_Paragraph_20_Font"><text:span text:style-name="T2">s</text:span></text:span>um? an, quemadmodum alii,<text:line-break/><text:span text:style-name="Default_20_Paragraph_20_Font"><text:span text:style-name="T2">s</text:span></text:span>omnolentam cataphoram? etenim et sic nominarunt qui-<text:line-break/>dam , in composita appelialione explicationem facientes.<text:line-break/>Quidam vero nihil quidem horum, sed lethargicam catapho-<text:line-break/>ram coma a viro nominari dicunt. Ab aliis sane antiquis<text:line-break/>nullum haberi potest magnum testimonium. Etenim etsi</text:p>
      <text:p text:style-name="P3">maxime de alia re illi nomen hoc proferant, nihil prohibe<text:span text:style-name="Default_20_Paragraph_20_Font"><text:span text:style-name="T2">t<text:line-break/></text:span></text:span>Hipporatem diversio eo uli. Exempli gratia apud poetam<text:line-break/>videri potest somnum nomen hoc significare , quum cecinit,</text:p>
      <text:p text:style-name="P1"><text:span text:style-name="Default_20_Paragraph_20_Font"><text:span text:style-name="T2">At mala perpessum molle hinc me coma prehendit.</text:span></text:span></text:p>
      <text:p text:style-name="Normal">Et alibi:</text:p>
      <text:p text:style-name="P1"><text:span text:style-name="Default_20_Paragraph_20_Font"><text:span text:style-name="T2">Comate quandoquidem nos molli obvolvimus</text:span></text:span> i<text:span text:style-name="Default_20_Paragraph_20_Font"><text:span text:style-name="T2">psam.</text:span></text:span></text:p>
      <text:p text:style-name="Normal">Sed non Hippocrates ita videtur uli , siquidem et cum vigin<text:line-break/>lia saepenumero coma evenire pronunciat ac phreniticis as-^<text:line-break/>sidere. In principio enim prorrhetici haec scribit, <text:span text:style-name="Default_20_Paragraph_20_Font"><text:span text:style-name="T2">Qui<text:line-break/>comatosi in principiis fiunt , cum capitis , lumborum , hy--<text:line-break/>pochondrii et cervicis dolore, vigilantes, num phrenitir^<text:line-break/>fur</text:span></text:span>i<text:span text:style-name="Default_20_Paragraph_20_Font"><text:span text:style-name="T2">t?</text:span></text:span> In tertio autem epidemiorum, ut ab aliquibus e^<text:line-break/>concessis ipsius legitimis libris sumamus testimonia, hoc mo^<text:line-break/>do ait: u<text:span text:style-name="Default_20_Paragraph_20_Font"><text:span text:style-name="T2">ndecima resipisoebat , comatosa autem erat, uri^<text:line-break/>nae multae, tenues et nigrae, vigil. </text:span></text:span>Deineps haec ait .<text:line-break/><text:span text:style-name="Default_20_Paragraph_20_Font"><text:span text:style-name="T2">Huic urinae perpetuo erant nigrae et tenues et aquosa^ ,<text:line-break/>et coma c</text:span></text:span>o<text:span text:style-name="Default_20_Paragraph_20_Font"><text:span text:style-name="T2">mitabatur; cibos fastidiens, vigil, animum de^<text:line-break/>spondens. </text:span></text:span>In omnibus enim praedictis texlibus vigiliae</text:p>
      <text:p text:style-name="P3">com alis mentionem facere videtur. Alium autem aegrotum<text:line-break/>rursus in eodem libro describens ait: <text:span text:style-name="Default_20_Paragraph_20_Font"><text:span text:style-name="T2">Huic perpetu</text:span></text:span>o, <text:span text:style-name="Default_20_Paragraph_20_Font"><text:span text:style-name="T2">ex<text:line-break/>quo et ego vidi, alvus turbata, urinae tenues nigrae, co-<text:line-break/>matofus, vigil. </text:span></text:span>Ita ut plane sit manifestum , neque sum-<text:line-break/>num , neque cataph<text:span text:style-name="Default_20_Paragraph_20_Font"><text:span text:style-name="T2">o</text:span></text:span>ram apud ipsum significare comatis no-<text:line-break/>men. Quapropter, arbitror, quidam interpretes <text:span text:style-name="Default_20_Paragraph_20_Font"><text:span text:style-name="T3">ἀπὸ</text:span></text:span><text:span text:style-name="Default_20_Paragraph_20_Font"><text:span text:style-name="T6"> </text:span></text:span>Tod<text:line-break/><text:span text:style-name="Default_20_Paragraph_20_Font"><text:span text:style-name="T3">κωμ</text:span></text:span><text:span text:style-name="Default_20_Paragraph_20_Font"><text:span text:style-name="T4">άζ</text:span></text:span><text:span text:style-name="Default_20_Paragraph_20_Font"><text:span text:style-name="T3">ειν</text:span></text:span><text:span text:style-name="Default_20_Paragraph_20_Font"><text:span text:style-name="T6"> </text:span></text:span>ajunt comat<text:span text:style-name="Default_20_Paragraph_20_Font"><text:span text:style-name="T2">u</text:span></text:span>lus nominatos esse , vigilare enim <text:span text:style-name="Default_20_Paragraph_20_Font"><text:span text:style-name="T3">το</text:span></text:span><text:span text:style-name="Default_20_Paragraph_20_Font"><text:span text:style-name="T4">ῦ</text:span></text:span><text:span text:style-name="Default_20_Paragraph_20_Font"><text:span text:style-name="T3">ς</text:span></text:span><text:span text:style-name="Default_20_Paragraph_20_Font"><text:span text:style-name="T6"><text:line-break/></text:span></text:span><text:span text:style-name="Default_20_Paragraph_20_Font"><text:span text:style-name="T3">κωμ</text:span></text:span><text:span text:style-name="Default_20_Paragraph_20_Font"><text:span text:style-name="T4">άζ</text:span></text:span><text:span text:style-name="Default_20_Paragraph_20_Font"><text:span text:style-name="T3">οντας</text:span></text:span><text:span text:style-name="Default_20_Paragraph_20_Font"><text:span text:style-name="T6">, </text:span></text:span>vigilare esiam et comat<text:span text:style-name="Default_20_Paragraph_20_Font"><text:span text:style-name="T2">u</text:span></text:span>lus; et per Iovem, ut<text:line-break/>petulantes ebrii non admodum capite nutant, ita neque co-<text:line-break/>mato<text:span text:style-name="Default_20_Paragraph_20_Font"><text:span text:style-name="T2">s</text:span></text:span>os , et potissimum oculis ; humidos enim ill<text:span text:style-name="Default_20_Paragraph_20_Font"><text:span text:style-name="T2">i</text:span></text:span>s esse et<text:line-break/>rubros, et inc<text:span text:style-name="Default_20_Paragraph_20_Font"><text:span text:style-name="T2">o</text:span></text:span>nstantes , et intus conditos; sed totum ambo-<text:line-break/>bus corpus titubans molibus esse et incontinens. Idcirco<text:line-break/>et Hippocratem de toto symptomatum concursu dubitare , an<text:line-break/>oporteat phreniticos ips<text:span text:style-name="Default_20_Paragraph_20_Font"><text:span text:style-name="T2">o</text:span></text:span>s nominare , an quid aliud ; vereri<text:line-break/>enim phreniticoa vocare, quum nondum desipiant; quum<text:line-break/>tamen omnia symptomata phrenitica videat, etenim capula<text:line-break/>lumbos , hypochondria , et cervicem dolentia , nec errorem</text:p>
      <text:p text:style-name="P3">ustum nec ignorantiam reformidare. Haec certe quod pro-<text:line-break/>habilitatem habeant , nemo negabit, non tamen sufficienter,<text:line-break/>nec eum demonstratione mihi sane dicta esse videntur; opor-<text:line-break/>tebat enim ex Hippocrate ipso explicationem facere dictionis,<text:line-break/>quo asserere possemus, non solum probabiliter dieta ea esse,<text:line-break/>fed et ad illius mentem. Neque enim existimo hoc solum<text:line-break/>cousiderare oportere bonum expla<text:span text:style-name="Default_20_Paragraph_20_Font"><text:span text:style-name="T2">n</text:span></text:span>atorem, . si probabiliter<text:line-break/>vel vere dixerit; sedet si menti scriptoris consentiat, id<text:line-break/>quod in superiore sermone non <text:span text:style-name="Default_20_Paragraph_20_Font"><text:span text:style-name="T2">est suctum;</text:span></text:span> quanquam certe<text:line-break/>in aliqua parte mens senis circa hoc nomen ostensa est per<text:line-break/>textus, in quibus coma esse vigiliam novisse risus est. Ac<text:line-break/>quispiam fortassis habere jam totum opinabitur; sedsipa-<text:line-break/>rumpor expectando textus alios ex eodem tertio eprdemio-<text:line-break/>rum libro audiverit, ne dicam totum , sed ne dimidium to-<text:line-break/>tius se ipsum cognoscere comperiet.</text:p>
      <text:h text:style-name="Heading_20_2" text:outline-level="2">Cap. II. </text:h>
      <text:p text:style-name="P6">Considera ergo, quae dicat lu quadam ae-<text:line-break/>grotante musiere. <text:span text:style-name="Default_20_Paragraph_20_Font"><text:span text:style-name="T2">Alteram ex abortu circa quintum men-<text:line-break/></text:span></text:span>scm <text:span text:style-name="Default_20_Paragraph_20_Font"><text:span text:style-name="T2">oecetae uxorem ign</text:span></text:span>i<text:span text:style-name="Default_20_Paragraph_20_Font"><text:span text:style-name="T2">s corripuit, incipiens comat</text:span></text:span>ofu,</text:p>
      <text:p text:style-name="P3"><text:span text:style-name="Default_20_Paragraph_20_Font"><text:span text:style-name="T2">et rursus vigil.</text:span></text:span> Apparet enim per oppositionem coma <text:span text:style-name="Default_20_Paragraph_20_Font"><text:span text:style-name="T1">a<text:line-break/></text:span></text:span>vigilia distinguere tanquam contraria. Rur<text:span text:style-name="Default_20_Paragraph_20_Font"><text:span text:style-name="T2">s</text:span></text:span>us autem in pe-<text:line-break/>fidenti constituti<text:span text:style-name="Default_20_Paragraph_20_Font"><text:span text:style-name="T2">o</text:span></text:span>ne, <text:span text:style-name="Default_20_Paragraph_20_Font"><text:span text:style-name="T2">Comatost</text:span></text:span>, inquit, <text:span text:style-name="Default_20_Paragraph_20_Font"><text:span text:style-name="T2">magna ex parte,<text:line-break/>et ru</text:span></text:span>r<text:span text:style-name="Default_20_Paragraph_20_Font"><text:span text:style-name="T2">sus vigiles. </text:span></text:span>Et p<text:span text:style-name="Default_20_Paragraph_20_Font"><text:span text:style-name="T2">o</text:span></text:span>st pauca: <text:span text:style-name="Default_20_Paragraph_20_Font"><text:span text:style-name="T2">Comatost erant potissi-<text:line-break/>mum phreuitici, et qui febre ardente laborabant, tum<text:line-break/>etiam aliis in morbis omnibus maximis, quod febrem ad-<text:line-break/>functam haberent. Perpetuo autem plurimos vel grave<text:line-break/>c</text:span></text:span>o<text:span text:style-name="Default_20_Paragraph_20_Font"><text:span text:style-name="T2">ma comitabatur, vel ut tenues ac parvos somn</text:span></text:span>o<text:span text:style-name="Default_20_Paragraph_20_Font"><text:span text:style-name="T2">s dormi-<text:line-break/>rent. </text:span></text:span>Et rursus: <text:span text:style-name="Default_20_Paragraph_20_Font"><text:span text:style-name="T2">lu Phase Parium, qui supra Dianae<text:line-break/>aedem habitabat , febris corripuit acuta , inter initia con-<text:line-break/>tinua , ardens , siticulosa , incipiet</text:span></text:span>i<text:span text:style-name="Default_20_Paragraph_20_Font"><text:span text:style-name="T2">s comatosa et rusc</text:span></text:span>i<text:span text:style-name="Default_20_Paragraph_20_Font"><text:span text:style-name="T2">s vi-<text:line-break/>gtl.</text:span></text:span> In his edim omnibus vigiliam comati opponit. Ex<text:line-break/>consuetudine igitur ita interpretans, milites ipsum comperies,<text:line-break/>quando contrariarum rerum mensionem facit, hunc in mo-<text:line-break/>dum scribere; imo vero nunquam aliter. Verbi gratia e<text:line-break/>multis pauca adscribam ex eodem libro. Satius edim esse<text:line-break/>videtur omnia ex uno exempla sumere. Duas mulieres de-<text:line-break/>scribens ante pestilentem constitutionem , in pri<text:span text:style-name="Default_20_Paragraph_20_Font"><text:span text:style-name="T2">o</text:span></text:span>ri qdidem</text:p>
      <text:p text:style-name="P3">ait: <text:span text:style-name="Default_20_Paragraph_20_Font"><text:span text:style-name="T2">Alteram ex abortu circa quintum mersam Cecetae<text:line-break/>uxorem ignis corripuit, incipiens comatosa, et rursus v</text:span></text:span>i<text:span text:style-name="Default_20_Paragraph_20_Font"><text:span text:style-name="T2">gil.<text:line-break/></text:span></text:span>ln posteriori vero ait: <text:span text:style-name="Default_20_Paragraph_20_Font"><text:span text:style-name="T2">Mulierem, quae decumbebat in<text:line-break/>mendacium foro, primum enixam cum dolore masculum,<text:line-break/>corripuit ignis; rursus que noctu fubortus est rigor, extre-<text:line-break/>ma non recalescebaut , non dormivit, aliquantulum delira-<text:line-break/>vit, statimque ad mentem rediit. </text:span></text:span>Octavo circa meridiem<text:line-break/>rediit calor, sitibunda, c<text:span text:style-name="Default_20_Paragraph_20_Font"><text:span text:style-name="T2">o</text:span></text:span>matosa, naufeabunda. Deinceps<text:line-break/>autem in pestilentia multos aegrotos <text:span text:style-name="Default_20_Paragraph_20_Font"><text:span text:style-name="T2">s</text:span></text:span>cribit, primum que om-<text:line-break/>Itium, cujus paulo ante memini, qui varie et inaequaliter ac-<text:line-break/>grotavit, et multas multoties ad c<text:span text:style-name="Default_20_Paragraph_20_Font"><text:span text:style-name="T2">o</text:span></text:span>ntraria mutali<text:span text:style-name="Default_20_Paragraph_20_Font"><text:span text:style-name="T2">o</text:span></text:span>nes fecit i<text:line-break/>incipit autem hunc in modum. <text:span text:style-name="Default_20_Paragraph_20_Font"><text:span text:style-name="T2">ln Phase Parium, qui<text:line-break/>supra Dianae aedem habitabat, febris corripuit acuta.<text:line-break/></text:span></text:span>Sed nulla ad prae<text:span text:style-name="Default_20_Paragraph_20_Font"><text:span text:style-name="T2">s</text:span></text:span>entem <text:span text:style-name="Default_20_Paragraph_20_Font"><text:span text:style-name="T2">s</text:span></text:span>erm<text:span text:style-name="Default_20_Paragraph_20_Font"><text:span text:style-name="T2">o</text:span></text:span>nem utilitas est primorum<text:line-break/>dierum: quorum autem indiguero, eorum mentionem fa^<text:line-break/>ciam : <text:span text:style-name="Default_20_Paragraph_20_Font"><text:span text:style-name="T2">Dndecima sudavit non per totum, p etfrig erutu</text:span></text:span>m<text:line-break/><text:span text:style-name="Default_20_Paragraph_20_Font"><text:span text:style-name="T2">est quidem, cito tamen recaluit;</text:span></text:span> aperte enim verb<text:span text:style-name="Default_20_Paragraph_20_Font"><text:span text:style-name="T2">o</text:span></text:span> per-<text:line-break/>frixit verbum recaluit contrarium esu Deinde: <text:span text:style-name="Default_20_Paragraph_20_Font"><text:span text:style-name="T2">duodeci</text:span></text:span>m</text:p>
      <text:p text:style-name="P4"><text:span text:style-name="Default_20_Paragraph_20_Font"><text:span text:style-name="T2">ma febris acuta, defectiones biliosus, tenues, multae, uri-<text:line-break/>nis enaeorema, deliravit; decima septima laboriose fe ha-<text:line-break/>buit; neque enim somni aderant, et febris intendebatur;<text:line-break/>vigesimafudavit per totum, pervigil, a febre liber, de-<text:line-break/>sectiones biliosae, cibum aversabatur, comatosus; vigesi-<text:line-break/>moquarto revertit; trigesimoquarto a febre liber, alvus<text:line-break/>non consulit, et rursus recaluit. Quadragesimo a febre<text:line-break/>liber , alvus constitit tempore non multo , cibum aversans,<text:line-break/>aliquantum rursus febricitavit. </text:span></text:span>Rursus: <text:span text:style-name="Default_20_Paragraph_20_Font"><text:span text:style-name="T2">Si enim inter-<text:line-break/>mitteret ac levaret, rursus cito revertebatur;</text:span></text:span> contrarium<text:line-break/>enim <text:span text:style-name="Default_20_Paragraph_20_Font"><text:span text:style-name="T2">verbo</text:span></text:span> levare est <text:span text:style-name="Default_20_Paragraph_20_Font"><text:span text:style-name="T2">verbum</text:span></text:span> reversi. <text:span text:style-name="Default_20_Paragraph_20_Font"><text:span text:style-name="T2">Et alvi</text:span></text:span> (inquit)<text:line-break/><text:span text:style-name="Default_20_Paragraph_20_Font"><text:span text:style-name="T2">excrementa consistebant, et rursus dissolvebantur ; verbum<text:line-break/></text:span></text:span>enim consistere <text:span text:style-name="Default_20_Paragraph_20_Font"><text:span text:style-name="T2">verbo</text:span></text:span> dissolvi contrarimn est. Deinceps<text:line-break/>autem aliam aegrotam exponens, O<text:span text:style-name="Default_20_Paragraph_20_Font"><text:span text:style-name="T2">ctavo</text:span></text:span>, inquit, <text:span text:style-name="Default_20_Paragraph_20_Font"><text:span text:style-name="T2">multa<text:line-break/>desipuit, et fequentibus diebus, cito rursus resipuit. </text:span></text:span>Ac-<text:line-break/>rursus:<text:tab/><text:span text:style-name="Default_20_Paragraph_20_Font"><text:span text:style-name="T2">Vigesimo aliquantum pe</text:span></text:span>r<text:span text:style-name="Default_20_Paragraph_20_Font"><text:span text:style-name="T2">frixit, et cit</text:span></text:span>o <text:span text:style-name="Default_20_Paragraph_20_Font"><text:span text:style-name="T2">rursus</text:span></text:span></text:p>
      <text:p text:style-name="Normal"><text:span text:style-name="Default_20_Paragraph_20_Font"><text:span text:style-name="T2">recaluit. </text:span></text:span>Et m<text:span text:style-name="Default_20_Paragraph_20_Font"><text:span text:style-name="T2">o</text:span></text:span>x : <text:span text:style-name="Default_20_Paragraph_20_Font"><text:span text:style-name="T2">Septimo et vigesimo a febre libera,<text:line-break/>alvus constitit; non post vero multum tempus coxae dex-<text:line-break/>trae dolor validus multo tempore, febres autem rursus</text:span></text:span> co-</text:p>
      <text:p text:style-name="P3"><text:span text:style-name="Default_20_Paragraph_20_Font"><text:span text:style-name="T2">mi</text:span></text:span>r<text:span text:style-name="Default_20_Paragraph_20_Font"><text:span text:style-name="T2">abantur. </text:span></text:span>Deinde rursus: <text:span text:style-name="Default_20_Paragraph_20_Font"><text:span text:style-name="T2">Et sequentibus diebus muta,<text:line-break/>ac rursu</text:span></text:span>s <text:span text:style-name="Default_20_Paragraph_20_Font"><text:span text:style-name="T2">resipiseebat, et loquebatur. </text:span></text:span>Sed quid opus est<text:line-break/>fermonem protrahere memorando omnia, quae infinita fere<text:line-break/>fiunt ? adeo frequens apud ipsum est talis species interpreta-<text:line-break/>tionis. Quare quum dicit, G<text:span text:style-name="Default_20_Paragraph_20_Font"><text:span text:style-name="T2">omatosu</text:span></text:span>s, <text:span text:style-name="Default_20_Paragraph_20_Font"><text:span text:style-name="T2">et rursu</text:span></text:span>s <text:span text:style-name="Default_20_Paragraph_20_Font"><text:span text:style-name="T2">vig</text:span></text:span>i<text:span text:style-name="Default_20_Paragraph_20_Font"><text:span text:style-name="T2">l,<text:line-break/></text:span></text:span>aperte coma vigiliae opponit. Atqui vigiliae prolapsum in<text:line-break/>fomnum potes opponere, ac proinde rursus coma nihil aliud<text:line-break/>diver<text:span text:style-name="Default_20_Paragraph_20_Font"><text:span text:style-name="T2">t</text:span></text:span>ium videtur significare. Quid autem, quum dicit<text:line-break/><text:span text:style-name="Default_20_Paragraph_20_Font"><text:span text:style-name="T2">Detinebat autem vel c</text:span></text:span>o<text:span text:style-name="Default_20_Paragraph_20_Font"><text:span text:style-name="T2">ma continuum n</text:span></text:span>o<text:span text:style-name="Default_20_Paragraph_20_Font"><text:span text:style-name="T2">n somniculosum,<text:line-break/>vel cum doloribu</text:span></text:span>s <text:span text:style-name="Default_20_Paragraph_20_Font"><text:span text:style-name="T2">v</text:span></text:span>i<text:span text:style-name="Default_20_Paragraph_20_Font"><text:span text:style-name="T2">gile</text:span></text:span>s ? Etenim talis species interpreta-<text:line-break/>tionis propria est Hippocrati, ut notet ea, quae consequi<text:line-break/>solent, nunc autem praeter rationem non sequuntur. Ut<text:line-break/>quando dicit: <text:span text:style-name="Default_20_Paragraph_20_Font"><text:span text:style-name="T2">Pebres ardente</text:span></text:span>s <text:span text:style-name="Default_20_Paragraph_20_Font"><text:span text:style-name="T2">igitur paucissimis accidebant,<text:line-break/>et minimum ex aegr</text:span></text:span>o<text:span text:style-name="Default_20_Paragraph_20_Font"><text:span text:style-name="T2">t</text:span></text:span>i<text:span text:style-name="Default_20_Paragraph_20_Font"><text:span text:style-name="T2">s hi laborarunt, neque enim sanguis<text:line-break/>erupit, nisi admodum parum et paucis,. nec delirarunt.<text:line-break/></text:span></text:span>I.t post pauca : <text:span text:style-name="Default_20_Paragraph_20_Font"><text:span text:style-name="T2">Neque m</text:span></text:span>o<text:span text:style-name="Default_20_Paragraph_20_Font"><text:span text:style-name="T2">rtuum ullum vidi tunc. ardenti<text:line-break/>febre, neque phreneticum evadere. </text:span></text:span>Per quae <text:span text:style-name="Default_20_Paragraph_20_Font"><text:span text:style-name="T2">verba</text:span></text:span> anno-<text:line-break/>sat, lar<text:span text:style-name="Default_20_Paragraph_20_Font"><text:span text:style-name="T2">g</text:span></text:span>am sanguinis e naribus eruptionem , mentis laesio-</text:p>
      <text:p text:style-name="P3">nem, et, acuta pericula solita esse comitari cau<text:span text:style-name="Default_20_Paragraph_20_Font"><text:span text:style-name="T2">t</text:span></text:span>os, licet tunc<text:line-break/>non evenerint. Et quod adultus : <text:span text:style-name="Default_20_Paragraph_20_Font"><text:span text:style-name="T2">Neque phrenitica tunc<text:line-break/>vidi evenisse, </text:span></text:span>eadem ratione dictum est; ex eisdem enim<text:line-break/>constitutionibus et eisdem causis fiunt tum febres ardentes<text:line-break/>tum phrenitides. Srilicet tempore frequentes sunt aestivo,<text:line-break/>et in regionibus calidioribus, et in aetate rigenti, et in na-<text:line-break/>turis calidioribus, et limiti victu ac ritae instituto; et phre-<text:line-break/>nitica debuisse esse frequentia putare erat rem tanquam<text:line-break/>inopinatam notare; phrenitides quidem nullae acciderunt,<text:line-break/>cauli autem multi. Secundum eandem sententiam dicta sunt<text:line-break/>et haec. Erat autem constitutio caus<text:span text:style-name="Default_20_Paragraph_20_Font"><text:span text:style-name="T2">a</text:span></text:span>rum qui fiebant, haec :<text:line-break/><text:span text:style-name="Default_20_Paragraph_20_Font"><text:span text:style-name="T2">incipi</text:span></text:span>e<text:span text:style-name="Default_20_Paragraph_20_Font"><text:span text:style-name="T2">ntes comatosi, anxii, horr</text:span></text:span>esce<text:span text:style-name="Default_20_Paragraph_20_Font"><text:span text:style-name="T2">nte</text:span></text:span>s, <text:span text:style-name="Default_20_Paragraph_20_Font"><text:span text:style-name="T2">fabris non acuta,<text:line-break/>nonsitibund</text:span></text:span>i<text:span text:style-name="Default_20_Paragraph_20_Font"><text:span text:style-name="T2">valde, n</text:span></text:span>e<text:span text:style-name="Default_20_Paragraph_20_Font"><text:span text:style-name="T2">que delir</text:span></text:span>i. Et paulo post: <text:span text:style-name="Default_20_Paragraph_20_Font"><text:span text:style-name="T2">Neque<text:line-break/>enim sunguis erupit rit</text:span></text:span>e<text:span text:style-name="Default_20_Paragraph_20_Font"><text:span text:style-name="T2">, neque quispiam alius ex consue-<text:line-break/></text:span></text:span>s<text:span text:style-name="Default_20_Paragraph_20_Font"><text:span text:style-name="T2">ii abscesse</text:span></text:span>i<text:span text:style-name="Default_20_Paragraph_20_Font"><text:span text:style-name="T2">s factu</text:span></text:span>s <text:span text:style-name="Default_20_Paragraph_20_Font"><text:span text:style-name="T2">est judicatoriu</text:span></text:span>s. llla autem quomodo<text:line-break/>dicta sunt? <text:span text:style-name="Default_20_Paragraph_20_Font"><text:span text:style-name="T2">Tubercula ad aure</text:span></text:span>s <text:span text:style-name="Default_20_Paragraph_20_Font"><text:span text:style-name="T2">multis erant ad alteram<text:line-break/>vergentia, et ad utrasque pluri</text:span></text:span>m<text:span text:style-name="Default_20_Paragraph_20_Font"><text:span text:style-name="T2">is, fabre carentibus, re-<text:line-break/>ete siantib</text:span></text:span>ti<text:span text:style-name="Default_20_Paragraph_20_Font"><text:span text:style-name="T2">s ; quibu</text:span></text:span>s<text:span text:style-name="Default_20_Paragraph_20_Font"><text:span text:style-name="T2">dam etiam aliquantulum incaluerunt,</text:span></text:span></text:p>
      <text:p text:style-name="P3"><text:span text:style-name="Default_20_Paragraph_20_Font"><text:span text:style-name="T2">extinctaque sunt o</text:span></text:span>m<text:span text:style-name="Default_20_Paragraph_20_Font"><text:span text:style-name="T2">nibus innoxie; neque alicui suppara-<text:line-break/>r un</text:span></text:span>i, <text:span text:style-name="Default_20_Paragraph_20_Font"><text:span text:style-name="T2">sicuti quae ex aliis occasionibus fiunt. </text:span></text:span>Revera enim<text:line-break/>inopinatum est, nullam suppurare, et omnino insuetum.<text:line-break/>Postea inseri: <text:span text:style-name="Default_20_Paragraph_20_Font"><text:span text:style-name="T2">Erat autem modus</text:span></text:span> i<text:span text:style-name="Default_20_Paragraph_20_Font"><text:span text:style-name="T2">psarum, laxa, magna,<text:line-break/>fuso, n</text:span></text:span>o<text:span text:style-name="Default_20_Paragraph_20_Font"><text:span text:style-name="T2">n cumphlegmon</text:span></text:span>e; inopinatum enim est, abscessus<text:line-break/>circa aures absque phlegmone omnibus factos esse. Quere<text:line-break/>rursus et h<text:span text:style-name="Default_20_Paragraph_20_Font"><text:span text:style-name="T2">o</text:span></text:span>c lu l<text:span text:style-name="Default_20_Paragraph_20_Font"><text:span text:style-name="T2">o</text:span></text:span>co videtur proferre coma de cataphora<text:line-break/>somnolenta, quum ali, <text:span text:style-name="Default_20_Paragraph_20_Font"><text:span text:style-name="T2">suat autem coma continuum non<text:line-break/>somn</text:span></text:span>o<text:span text:style-name="Default_20_Paragraph_20_Font"><text:span text:style-name="T2">lentum;</text:span></text:span> tanquam enim <text:span text:style-name="Default_20_Paragraph_20_Font"><text:span text:style-name="T2">s</text:span></text:span>omnolentum ipfunr.sic, et<text:line-break/>tanquam tale <text:span text:style-name="Default_20_Paragraph_20_Font"><text:span text:style-name="T2">s</text:span></text:span>emper fiat, p<text:span text:style-name="Default_20_Paragraph_20_Font"><text:span text:style-name="T2">o</text:span></text:span>stea nunc inopinato factum non<text:line-break/>fuerit, annotatur. Quando autem in eodem libro tertio epr-<text:line-break/>denriorum lu Pythione inquit, <text:span text:style-name="Default_20_Paragraph_20_Font"><text:span text:style-name="T2">Nuno die comatofus, anx</text:span></text:span>i<text:span text:style-name="Default_20_Paragraph_20_Font"><text:span text:style-name="T2">us,<text:line-break/>quando expergiseebatur ;</text:span></text:span> aperte sane et hoc in loco coma<text:line-break/>cataphoram quandam significare videtur. sed impossibile<text:line-break/>est, inquiunt, cataphora detineri simul et vigilare; haec<text:line-break/>enim admirabiles illi interpretes dicunt , non cognoscentes,<text:line-break/>quod duae sint species cataphorae, ut et probatissimi medr-<text:line-break/>corum scripserunt et eventa rerum testantur. Commune</text:p>
      <text:p text:style-name="P3">enim ambarum est, quod tollere non possint oculos, sed<text:line-break/>mox graventu<text:span text:style-name="Default_20_Paragraph_20_Font"><text:span text:style-name="T2">r</text:span></text:span> et do<text:span text:style-name="Default_20_Paragraph_20_Font"><text:span text:style-name="T2">r</text:span></text:span>mire velint. Proprium vero alterius,<text:line-break/>quod ii quidem dormiunt mox, et profunde, et diu; ii vero<text:line-break/>vigiles versent <text:span text:style-name="Default_20_Paragraph_20_Font"><text:span text:style-name="T2">t</text:span></text:span>e, usia super aliam phantafia adveniente,<text:line-break/>et mentem movente, et somnum intercidente; unde semper<text:line-break/>quidem vigiles manent, <text:span text:style-name="Default_20_Paragraph_20_Font"><text:span text:style-name="T2">t</text:span></text:span>urgere vero non possunt, et agere<text:line-break/>ea, quae vigilantium, sed deficiunt magis , quam si vigila-<text:line-break/>rent, et gravantur, et catapho<text:span text:style-name="Default_20_Paragraph_20_Font"><text:span text:style-name="T2">r</text:span></text:span>a detinentur, ut speres, si<text:line-break/>concesseris eis, laesio utique dormiturus; concesso autem<text:line-break/>iis hoc, mestum dormiant, sed ne spem quidem , quam ha-<text:line-break/>fiebant, ut dormituri, servent. Hic igitur intellige coma<text:line-break/>velut commune amborum, quod vocare consuetudo est nobis<text:line-break/>cataphoram; si vero somnolentum solum intellexeris, pec-<text:line-break/>calis; non som<text:span text:style-name="Default_20_Paragraph_20_Font"><text:span text:style-name="T2">n</text:span></text:span>olentum enim cataphoram privabis uimrcu-<text:line-break/>patrone , non minus quam alterum indigentem comatis<text:line-break/>nomine. Sive igitur somnolenta, sive vigil fuerit catapho-<text:line-break/>ra, coma vocare consuetudo eft ei. , Et nequaquam sibi in-</text:p>
      <text:p text:style-name="P3">vicem repugnant ea, quae secundum partem ; sed rationabi-<text:line-break/>liter quandoque quidem in vigiliis parvis invenitur coma,<text:line-break/>quandoque autem in somno. Etenim cataphora quandoque<text:line-break/>quidem somnolenta est, quandoque autem vigil. Quare non<text:line-break/>habes dicere de cataphoram patientibus , quod vigllent, vel<text:line-break/>non; tantum tamen disserunt, quod plures dormiant, pauci<text:line-break/>vero eorum, qui ita habent, insomnes permaneant; unde<text:line-break/>licet amborum sit affectus, tamen familiarior multo dormien-<text:line-break/>tibus invenitur. Propter hoc igitur elirit, <text:span text:style-name="Default_20_Paragraph_20_Font"><text:span text:style-name="T2">Erat autem p</text:span></text:span>o<text:span text:style-name="Default_20_Paragraph_20_Font"><text:span text:style-name="T2">ma<text:line-break/>continuum, n</text:span></text:span>o<text:span text:style-name="Default_20_Paragraph_20_Font"><text:span text:style-name="T2">n somnolentum, </text:span></text:span>ceu ut plurimum fomnolen-<text:line-break/>tum siti Si igitur commune est amborum coma , et somno<text:line-break/>magis familiare; rationabiliter, quando vult fomnolentam<text:line-break/>significa<text:span text:style-name="Default_20_Paragraph_20_Font"><text:span text:style-name="T2">r</text:span></text:span>e cataphoram, simpliciter dicit comatulos ; quando<text:line-break/>vero rursus vigilem , non simpliciter, sed copulate ait co-<text:line-break/>matusos vigiles. Norit enim utrumque , et quod familiare<text:line-break/>fit somno coma, et ejus naturae magis assimiletur; et quod<text:line-break/>cum vigilia quandoque cousistat. Et. li hoc quidem ita ha-<text:line-break/>beat, mirum nihil est, si non lethargicis solum, sed etiam</text:p>
      <text:p text:style-name="P3">phreniticis acridat. Non somnolentum vero coma his qui-<text:line-break/>dem non est proprium , aliquando autem fit ; invenies enim<text:line-break/>multos phreniticos, qui neque lingere , neque elevare palpe-<text:line-break/>suas omnino possint, fed in eodem loco maneant similes le-<text:line-break/>liturgicis; unde hos vulgares et indocti medici, neque quid<text:line-break/>oporteat voca<text:span text:style-name="Default_20_Paragraph_20_Font"><text:span text:style-name="T2">r</text:span></text:span>e sciunt, sed omnino ambigunt, et extraneus<text:line-break/>ridetur eis este affectus hic, et non nominatus; quidam au-<text:line-break/>tem permixtum ex lethargo, - et phrenitide aestimant, et vo-<text:line-break/>cant eum Typhomaniam. Et quod est deterius omnibus,<text:line-break/>quidam Hippocraticos fe esse similantium dicunt hoc ; etiam<text:line-break/>nimirum aperte ita et manifeste Hippocrate scribente non in<text:line-break/>dubitato libro, fed siquis alius, germanorum esse credito,<text:line-break/>tertio epidemiorumi <text:span text:style-name="Default_20_Paragraph_20_Font"><text:span text:style-name="T2">Neque maniacu</text:span></text:span>s san<text:span text:style-name="Default_20_Paragraph_20_Font"><text:span text:style-name="T2">tu</text:span></text:span>s <text:span text:style-name="Default_20_Paragraph_20_Font"><text:span text:style-name="T2">est phreniti-<text:line-break/>corum aliqui</text:span></text:span>s, <text:span text:style-name="Default_20_Paragraph_20_Font"><text:span text:style-name="T2">sicut in alii</text:span></text:span>s, <text:span text:style-name="Default_20_Paragraph_20_Font"><text:span text:style-name="T2">sed in quadam cataphor</text:span></text:span>i<text:span text:style-name="Default_20_Paragraph_20_Font"><text:span text:style-name="T2">i<text:line-break/>pigra caput gravati, interierunt. </text:span></text:span>Non solum enim quo-<text:line-break/>usam cataphora pltrenitidibus aliquando acridat, nunciavit;<text:line-break/>led quod et pigra multoties. Quae autem est pigra? memor<text:line-break/>eris primo divisionis, si debes praesentia no<text:span text:style-name="Default_20_Paragraph_20_Font"><text:span text:style-name="T2">n</text:span></text:span> obaudire,</text:p>
      <text:p text:style-name="P3">quando cataphoram aliam quidem somnolentum, aliam vero<text:line-break/>insomnem vocabam, et somnolentum. quidem propriam esse<text:line-break/>lethargicorum,. et semper messe eis; alteram vero neque<text:line-break/>propriam esse phreniticorum, neque adesse eis <text:span text:style-name="Default_20_Paragraph_20_Font"><text:span text:style-name="T2">t</text:span></text:span>empore . .</text:p>
      <text:p text:style-name="P1">Cap. HI. Somnolenta igitur, quantum ad praesens,<text:line-break/>ipsis lethargicis accidit; insomnem vero, quae phreniticis<text:line-break/>advenit, tentabo distinguere , ut possis invenire dictam ab<text:line-break/>Hippocrate differentiam. Non enim erat eorum, qui frustra<text:line-break/>imponunt nomina, vir iste; neque stulte adjacet cataphorae<text:line-break/>hoc, scilicet pigra; neque dicit, flent Humerus , humidum:<text:line-break/>oleum et lac album, nullius determinationis gratia: etenim<text:line-break/>omne lac est album et oleum humidum <text:span text:style-name="Default_20_Paragraph_20_Font"><text:span text:style-name="T2">i</text:span></text:span> fed unumquodque<text:line-break/>vocabulum et syllaba omnis rem aliquam significat ab eo.<text:line-break/>De phrenitide igitur loquens, quod. est ad praesentia utile.<text:line-break/>docere eos, qui .consuetudinem ejus discere volunt, inter-<text:line-break/>dum quidem ita scribit, deliravit; interdum autem ita,..mem-.<text:line-break/>te captus est; interdum autem rursus,. intercise .loquutus.-<text:line-break/>est; rursus autem, definivit; et rurstrs, egressus est a <text:span text:style-name="Default_20_Paragraph_20_Font"><text:span text:style-name="T2">t</text:span></text:span>e; et</text:p>
      <text:p text:style-name="P3">iterum mania correptus est, et mania saeviit, et non intulit-<text:line-break/>gebat, et absurda loquebatur. Haec omnia lae<text:span text:style-name="Default_20_Paragraph_20_Font"><text:span text:style-name="T2">t</text:span></text:span>am haben-<text:line-break/>tium mentem sunt; quos universos tu quidem desipientes<text:line-break/>vocas, Hippocrati vero non sufficit dicere genus fidum, sed<text:line-break/>unicuique magnitudini speciei insipientiae proprium adinvenit<text:line-break/>nomen. <text:span text:style-name="Default_20_Paragraph_20_Font"><text:span text:style-name="T2">Homo</text:span></text:span> enim, ait, <text:span text:style-name="Default_20_Paragraph_20_Font"><text:span text:style-name="T2">incalescens coenavit;</text:span></text:span> non<text:line-break/>fuit ausus nominare febrem tantillum calorem , in quo quis<text:line-break/>coenare potest. Rursus autem magnitudinem volens oster-<text:line-break/>flere febris, dicit <text:span text:style-name="Default_20_Paragraph_20_Font"><text:span text:style-name="T2">rigui</text:span></text:span>s <text:span text:style-name="Default_20_Paragraph_20_Font"><text:span text:style-name="T2">corripuit eum. </text:span></text:span>occupatus fui in<text:line-break/>ostendendo diligentiam viri in vocabulis, sed ut jam scientibus<text:line-break/>et persuasis ad id quod quaeritur accedam. Duae sunt species<text:line-break/>insomnis cataphorae ; nominatur altera quidem pigra, cujus<text:line-break/>nunc Hippocrates meminit, altera vero nomine generis uti-<text:line-break/>tur. Commune autem ambarum est, quae et maxime dif-<text:line-break/>scrtmt a somnolenta, quod loquantur et delirent nulli haeren-<text:line-break/>tia menti, et ad assurectiones promptissimi sint, quorum<text:line-break/>nullum in lethargicis existit cataphoris; -neque enim seorsum</text:p>
      <text:p text:style-name="P2">quid loquuntur, et versute, sunt difficile sentientes, neque<text:line-break/>- ad acclamantes et pungentes exritautur facile. - Coma vero<text:line-break/>phreniticum quidem et insomne extra hanc est sentiendi disi-<text:line-break/>ficultatem et immobilitatem ; etenim surgunt facile audien-<text:line-break/>tes vocem et sonum omnem ; et fi tetigeris parteni corporis,<text:line-break/>mox oculos elevant, et ad tangentem aspiciunt. <text:span text:style-name="Default_20_Paragraph_20_Font"><text:span text:style-name="T7">In</text:span></text:span> ipfa au-<text:line-break/>tem cataphoratione vel manum movent , vel erus , vel uni-<text:line-break/>versum. corpus eliciunt irrationabiliter , et repente , et de-<text:line-break/>sipienler exiliunt ad instar spasmi, et haec omnia faciunt cum<text:line-break/>eo, quod loquantur. aliqua non congrue; quorum nullum,<text:line-break/>qui sunt lethargici cum cataphora, faciunt; immobiles enim<text:line-break/>semper.et voce capti jacent, eis qui profunde dormiunt as-<text:line-break/>similati. Ipsorum autem, qui non somnolenter cataphoran-<text:line-break/>tur., , alii quidem ita facile, .et multum mobiles existunt, ut<text:line-break/>neque deficiunt clamantes magne, et moveant aliquam per-<text:line-break/>tem. vehementer ; sed ss excitaveris eos , aut loquaris., aspri<text:line-break/>ciunt inconvenienter, et magis egrediuntur ale, . et malum<text:line-break/>facere lentant, et omnino in audiendo. promptissimi fiunt,</text:p>
      <text:p text:style-name="P3">nihil infra eos, qui summe desipiunt. Alli vero e contrario<text:line-break/>fingentes magis intelligunt, et non multum moventur, et<text:line-break/>tune magis desipiunt, quando permiseris eos comati; et ex<text:line-break/>hoc maxime licet eos discernere a cataphoris lethargicis.<text:line-break/>Haec igitur est, quae ab Hipp<text:span text:style-name="Default_20_Paragraph_20_Font"><text:span text:style-name="T2">o</text:span></text:span>crate dicitur <text:span text:style-name="Default_20_Paragraph_20_Font"><text:span text:style-name="T2">p</text:span></text:span>i<text:span text:style-name="Default_20_Paragraph_20_Font"><text:span text:style-name="T2">gra cataph</text:span></text:span>o<text:span text:style-name="Default_20_Paragraph_20_Font"><text:span text:style-name="T2">ra.<text:line-break/></text:span></text:span>Quoniam autem aperta dissicimus, quod non solum hoc,<text:line-break/>scilicet cataphorari, quibusdam phreniticomm accidat, sed<text:line-break/>etiam hoc, scilicet pigre, (de hoc utique maxime aliquis du-<text:line-break/>lutabit) ad reliquam transeamus dubitationem , cujus siqui-<text:line-break/>dem aliquam invenerimus solutionem, habebimus jam. tutum.<text:line-break/>Est autem. dubitatio haec : postquam meminit Hippoerates lu<text:line-break/>prorrhetico com atosorum vigilum, dubitat utrum phreniti-<text:line-break/>ecs eos, aut aliud quid vocet; habet autem series ita : <text:span text:style-name="Default_20_Paragraph_20_Font"><text:span text:style-name="T2">Qui<text:line-break/>comat</text:span></text:span>o<text:span text:style-name="Default_20_Paragraph_20_Font"><text:span text:style-name="T2">si inprinc</text:span></text:span>i<text:span text:style-name="Default_20_Paragraph_20_Font"><text:span text:style-name="T2">pii</text:span></text:span>s <text:span text:style-name="Default_20_Paragraph_20_Font"><text:span text:style-name="T2">siunt cum capiti</text:span></text:span>s, <text:span text:style-name="Default_20_Paragraph_20_Font"><text:span text:style-name="T2">lumbi, h</text:span></text:span>y<text:span text:style-name="Default_20_Paragraph_20_Font"><text:span text:style-name="T2">p</text:span></text:span>o<text:span text:style-name="Default_20_Paragraph_20_Font"><text:span text:style-name="T2">chon-<text:line-break/>dr</text:span></text:span>i<text:span text:style-name="Default_20_Paragraph_20_Font"><text:span text:style-name="T2">orum et .colli d</text:span></text:span>o<text:span text:style-name="Default_20_Paragraph_20_Font"><text:span text:style-name="T2">l</text:span></text:span>o<text:span text:style-name="Default_20_Paragraph_20_Font"><text:span text:style-name="T2">re vigilante</text:span></text:span>s, <text:span text:style-name="Default_20_Paragraph_20_Font"><text:span text:style-name="T2">num phreniticise</text:span></text:span>i<text:span text:style-name="Default_20_Paragraph_20_Font"><text:span text:style-name="T2">nt ?<text:line-break/></text:span></text:span>Scribitur autem dupliciter hic textus-; in nonnullis quidem<text:line-break/>exemplaribussic, lu quibusdam autem absque hoc, scilicet<text:line-break/><text:span text:style-name="Default_20_Paragraph_20_Font"><text:span text:style-name="T2">sunt</text:span></text:span>, nutu phrerntici ? Sed nunc. quidem primum scrutemur..</text:p>
      <text:p text:style-name="P3">Cum duae sint species primae comatis, et altera quidem le-<text:line-break/>thargicis femper , altera vero phreuiticis aliquando accidat,<text:line-break/>dubitat nunc Hippocrates , an oporteat ita habentes nomina-<text:line-break/>re phreniticos; hoc autem nedum dubitabile, fed e contra-<text:line-break/>rio facile inventu et promptum videtur esse; quum enim<text:line-break/>sint duo comata , et <text:span text:style-name="Default_20_Paragraph_20_Font"><text:span text:style-name="T2">s</text:span></text:span>omnolentum quidem proprium lethargi-<text:line-break/>corum non possit lue iirtelligi, (hoc enim, scilicet <text:span text:style-name="Default_20_Paragraph_20_Font"><text:span text:style-name="T2">v</text:span></text:span>i<text:span text:style-name="Default_20_Paragraph_20_Font"><text:span text:style-name="T2">gilante</text:span></text:span>s,<text:line-break/>adjacens non permittit id sig<text:span text:style-name="Default_20_Paragraph_20_Font"><text:span text:style-name="T2">n</text:span></text:span>ificari) de altero comate, an<text:line-break/>phreniticum fit , ridetur enunciare. Qualiter igitur dubitat ?<text:line-break/>Syllogistica est, inquies, <text:span text:style-name="Default_20_Paragraph_20_Font"><text:span text:style-name="T2">nu</text:span></text:span>m particula, et non dubitativa.<text:line-break/>Sed hoc quidem , si non haberet barbaram interpretationem<text:line-break/>et ab omni consuetudine Graeca alienam, fortassis utique<text:line-break/>acceptarent; quia vero neque alii Graeci neque ipsa Hip-<text:line-break/>poerates test compositione propositionum inveniuntur uti;<text:line-break/>qualiter suscipiam fyllogistieum esse <text:span text:style-name="Default_20_Paragraph_20_Font"><text:span text:style-name="T2">num</text:span></text:span> adverbium?<text:line-break/>Ante enim quam assumptionibus utamur in oratione et prae--<text:line-break/>ponamus eas conclusioni, non est ratiocinari. Puta (ut<text:line-break/>quod. dicitur -manifestum fiat -etiam minus exercitatis) -hoc,</text:p>
      <text:p text:style-name="P3">scilicet, num dies est? et, num veniet hodie ? dubitandi<text:line-break/>habet adverbium; si vero oratione enuntiare eis -voluero, vel<text:line-break/>simpliciter dicendo, ita absque omni demonstratione, veniet<text:line-break/>hostie; vel cum demonstratione, hoc modo: si fol supra<text:line-break/>terram est, dies est; si ambulat,. ergo movetur. - Quando<text:line-break/>vero sine demonstratione enunciemus quid , non indigemus<text:line-break/>adverbio <text:span text:style-name="Default_20_Paragraph_20_Font"><text:span text:style-name="T2">ergo;</text:span></text:span> superfluus enim est sermo , et nullus dicit<text:line-break/>ita, dies est ergo; neque sic, ergo est uses; quum liceat di-<text:line-break/>cere sic simpliciter, dies esu Neque sic lu demonstratione<text:line-break/>possibile est eum uti hoc, scilicet <text:span text:style-name="Default_20_Paragraph_20_Font"><text:span text:style-name="T2">ergo. </text:span></text:span>Qualiter enim erit<text:line-break/>demonstratio , omni demonstratione ex aliorum assumptioni-<text:line-break/>bus aliam assumptionem comprehendente? sed nullam vide-<text:line-break/>tur nunc assumptionem syllogisticam ad demonstrationem ac- -<text:line-break/>cipere. Qualiter ergo <text:span text:style-name="Default_20_Paragraph_20_Font"><text:span text:style-name="T2">nu</text:span></text:span>m adverbium fiet pro -dubita-<text:line-break/>tiro syllogisticum et illativum? Cum aliquibus enim ne-<text:line-break/>que eundem locum obtinent dubitandi adverbium et syllo-<text:line-break/>gisticmn et illativum vocatum ; sed dubitativum quidem prae-<text:line-break/>ponitur femper, syllogisticum vero et illativum inter no-</text:p>
      <text:p text:style-name="P3">men et praedicatum l<text:span text:style-name="Default_20_Paragraph_20_Font"><text:span text:style-name="T2">o</text:span></text:span>catur; dubitantes e<text:span text:style-name="Default_20_Paragraph_20_Font"><text:span text:style-name="T7">nim</text:span></text:span> sic dicimus:<text:line-break/>num dies est? syllogizantes autem sic r ales erg<text:span text:style-name="Default_20_Paragraph_20_Font"><text:span text:style-name="T2">o</text:span></text:span> est. Qua--<text:line-break/>liter igitur nunc praefocatum est? ceu non.fall<text:span text:style-name="Default_20_Paragraph_20_Font"><text:span text:style-name="T2">o</text:span></text:span>gisticum exi-<text:line-break/>stens, praelo catum est: non enim est dictum sic: phrenitici<text:line-break/>ergo fiunt, sed suppliciter, . num phrenitici sunt? dubitante<text:line-break/>aperte Hippocrate , nec audente firmiter asse<text:span text:style-name="Default_20_Paragraph_20_Font"><text:span text:style-name="T2">r</text:span></text:span>ere de ipfis,<text:line-break/>quemadmodum certe saepenumero facere ridetur. - Satis au-<text:line-break/>tem erit unum vel alterum exemplum, ne diutius in re<text:line-break/>tam c<text:span text:style-name="Default_20_Paragraph_20_Font"><text:span text:style-name="T2">o</text:span></text:span>nspicua immoremur. In primo . ergo Eprdemi<text:span text:style-name="Default_20_Paragraph_20_Font"><text:span text:style-name="T2">o</text:span></text:span>rum<text:line-break/>alt: <text:span text:style-name="Default_20_Paragraph_20_Font"><text:span text:style-name="T2">Postea vero d</text:span></text:span>y<text:span text:style-name="Default_20_Paragraph_20_Font"><text:span text:style-name="T2">senterici sarti sunt hi omnes; num sane,<text:line-break/>quod minxerint aquosa, c</text:span></text:span>o<text:span text:style-name="Default_20_Paragraph_20_Font"><text:span text:style-name="T2">nsiderandum. </text:span></text:span>Hoc in loco dictio.<text:line-break/><text:span text:style-name="Default_20_Paragraph_20_Font"><text:span text:style-name="T2">c</text:span></text:span>o<text:span text:style-name="Default_20_Paragraph_20_Font"><text:span text:style-name="T2">nsiderandum, </text:span></text:span>quae adjecta est, ne impudentissimum qui-.<text:line-break/>dem permittet, ut coniunctionem <text:span text:style-name="Default_20_Paragraph_20_Font"><text:span text:style-name="T3">ἀρα</text:span></text:span><text:span text:style-name="Default_20_Paragraph_20_Font"><text:span text:style-name="T6">, </text:span></text:span>id est <text:span text:style-name="Default_20_Paragraph_20_Font"><text:span text:style-name="T2">num</text:span></text:span>, aliter<text:line-break/>intelligat quam ut dubitativam. In sexto item Epidenno-<text:line-break/>rum: <text:span text:style-name="Default_20_Paragraph_20_Font"><text:span text:style-name="T2">P</text:span></text:span>o<text:span text:style-name="Default_20_Paragraph_20_Font"><text:span text:style-name="T2">st mictionem concretio</text:span></text:span>, inquit, <text:span text:style-name="Default_20_Paragraph_20_Font"><text:span text:style-name="T2">pueris magis; nu</text:span></text:span>m<text:line-break/><text:span text:style-name="Default_20_Paragraph_20_Font"><text:span text:style-name="T2">sane, quod calidiore</text:span></text:span>s <text:span text:style-name="Default_20_Paragraph_20_Font"><text:span text:style-name="T2">sint?</text:span></text:span> In ips<text:span text:style-name="Default_20_Paragraph_20_Font"><text:span text:style-name="T2">o</text:span></text:span> autem pr<text:span text:style-name="Default_20_Paragraph_20_Font"><text:span text:style-name="T2">o</text:span></text:span>rrhetieo :<text:line-break/><text:span text:style-name="Default_20_Paragraph_20_Font"><text:span text:style-name="T2">Jn phren</text:span></text:span>e<text:span text:style-name="Default_20_Paragraph_20_Font"><text:span text:style-name="T2">tic</text:span></text:span>is <text:span text:style-name="Default_20_Paragraph_20_Font"><text:span text:style-name="T2">alba desectio malum, ut et Archeerati; num<text:line-break/>sane ex his torpor sit?</text:span></text:span> et rursus: <text:span text:style-name="Default_20_Paragraph_20_Font"><text:span text:style-name="T2">in aphonia spiritu</text:span></text:span>i, <text:span text:style-name="Default_20_Paragraph_20_Font"><text:span text:style-name="T2">qua-</text:span></text:span></text:p>
      <text:p text:style-name="P3">enim ambarum est, quod tollere non possint oculos, sed<text:line-break/>mox graventur et dormire velint. Proprium vero alterius,<text:line-break/>quod ii quidem dormiant mox, et profunde, et diu; ii vero<text:line-break/>vigiles versent se, alia super aliam phantasia adveniente,<text:line-break/>et mentem movente, et somnum intercidente; unde semper<text:line-break/>quidem vigiles manent, surgere vero non possunt, et agere<text:line-break/>ea, quae vigilantium, sed deficiunt magis, quam fi vigila-<text:line-break/>rent, et gravantur, et cataphora detinentur, ut speres, si<text:line-break/>concesseris eis, IaciIe utique dormiturus; concesso autem<text:line-break/>iis hoc, nedum dormiant, sed ne spem quidem , quam ha-<text:line-break/>fiebant, ut dormituri, servent. Hic igitur intellige coma<text:line-break/>velut commune amborum, quod vocare consuetudo est nobis<text:line-break/>cataphoram; li vero somn<text:span text:style-name="Default_20_Paragraph_20_Font"><text:span text:style-name="T2">o</text:span></text:span>lentam solum inteliexeris, pec-<text:line-break/>cubis ; non somnolentam enim cataphoram privabis nuncu-<text:line-break/>patione, non minus quam alteram indigentem comatis<text:line-break/>nomine. Sive igitur somnolenta, sive vigil fuerit catapho-<text:line-break/>ra , coma vocare c<text:span text:style-name="Default_20_Paragraph_20_Font"><text:span text:style-name="T2">o</text:span></text:span>nsuetudo est ei. Et nequaquam sibi in-</text:p>
      <text:p text:style-name="P3">fieri ridemus. Quando comatuli quidem fiunt , et titubant,<text:line-break/>et capite gravantur, et neque si cogantur, attollere possunt<text:line-break/>palpebras; ob hanc eundem vero mulus gravitatem dormire<text:line-break/>non possunt, anxiantes; et vertentes et projieieutes <text:span text:style-name="Default_20_Paragraph_20_Font"><text:span text:style-name="T2">t</text:span></text:span>e ipfos,<text:line-break/>ac transmutantes estas ad aliam figuram. Haec enim vide-<text:line-break/>mus saepenumero in ebriis fieri, quum repletum suerit in<text:line-break/>ebrietate caput , postea a gravitate una et lu coma trahatur,<text:line-break/>unaque asiomno prohibeatur. Ita ergo, ubi plenitudo in-<text:line-break/>cocta caput occuparit , vigiles simul et comatuli situs.<text:line-break/>Dumque hoc per initia evenerit, interdum quidem probe<text:line-break/>concoquitur multitudo, ac si ex tino talis res evenisset; fed<text:line-break/><text:span text:style-name="Default_20_Paragraph_20_Font"><text:span text:style-name="T1">ita </text:span></text:span><text:span text:style-name="Default_20_Paragraph_20_Font"><text:span text:style-name="T2">t</text:span></text:span>une nec lethargus nec phrenitis subsequitur ; interdum<text:line-break/>autem acris reddita, in phreniti<text:span text:style-name="Default_20_Paragraph_20_Font"><text:span text:style-name="T2">n</text:span></text:span> terminatur. Multis vero<text:line-break/>pars tenuior, vel concocta, vel digesta, evacuata est ;re-<text:line-break/>mansit autem crassior; .et ita lethargus supervenit; progresso<text:line-break/>quidem tali morbo, haec affectio, sicuti quidem nos osten-<text:line-break/>dimus , jam prope phrenitidem est : sicuti vero ii-, - qui mix-</text:p>
      <text:p text:style-name="P3">tum affectum ex lethargo et phrenitide introducunt, fuspi-<text:line-break/>cantur, illi rideretur esse proximior. Utrum autem eos,<text:line-break/>qui ita habent, jam phreniticos nominare oporteat, an pau-<text:line-break/>lo post phrenitici expectandi sint, hoc alterius utique est<text:line-break/>c<text:span text:style-name="Default_20_Paragraph_20_Font"><text:span text:style-name="T2">o</text:span></text:span>usiderationis, nihil ea quae nunc proponuntur iuvantis,<text:line-break/>ac praesertim propter dictionem sunt, quam quidam aseri-<text:line-break/>bunt huic contextui, <text:span text:style-name="Default_20_Paragraph_20_Font"><text:span text:style-name="T2">num phrenitici</text:span></text:span>, quidam vero n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7</dc:title>
    <dc:subject/>
    <meta:initial-creator>Galien</meta:initial-creator>
    <meta:creation-date>2023-01-12T08:24:00Z</meta:creation-date>
    <dc:date>2023-01-12T09:27:16.157000000</dc:date>
    <meta:editing-cycles>3</meta:editing-cycles>
    <meta:editing-duration>PT2M40S</meta:editing-duration>
    <meta:document-statistic meta:table-count="0" meta:image-count="0" meta:object-count="0" meta:page-count="23" meta:paragraph-count="34" meta:word-count="3314" meta:character-count="22388" meta:non-whitespace-character-count="19106"/>
    <meta:template xlink:type="simple" xlink:actuate="onRequest" xlink:title="" xlink:href="Normal.dotm"/>
  </office:meta>
</office:document-meta>
</file>